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weight="bold" officeooo:rsid="001a7d84" officeooo:paragraph-rsid="001a7d84" style:font-weight-asian="bold" style:font-weight-complex="bold"/>
    </style:style>
    <style:style style:name="P2" style:family="paragraph" style:parent-style-name="Standard">
      <style:text-properties style:font-name="DejaVu Sans" fo:font-weight="bold" officeooo:rsid="001a7d84" officeooo:paragraph-rsid="001b0657" style:font-weight-asian="bold" style:font-weight-complex="bold"/>
    </style:style>
    <style:style style:name="P3" style:family="paragraph" style:parent-style-name="Standard" style:list-style-name="L1">
      <style:text-properties style:font-name="DejaVu Sans" fo:font-weight="normal" officeooo:rsid="001a7d84" officeooo:paragraph-rsid="001a7d8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umptions / Decisions</text:p>
      <text:p text:style-name="P1"/>
      <text:list xml:id="list5796135418235912811" text:style-name="L1">
        <text:list-item>
          <text:p text:style-name="P3">MongoBD for persistence</text:p>
        </text:list-item>
        <text:list-item>
          <text:p text:style-name="P3">Elasticsearch ???</text:p>
        </text:list-item>
        <text:list-item>
          <text:p text:style-name="P3">Spring-Boot</text:p>
        </text:list-item>
        <text:list-item>
          <text:p text:style-name="P3">Spring MVC</text:p>
        </text:list-item>
        <text:list-item>
          <text:p text:style-name="P3">RESTful secured when possible</text:p>
        </text:list-item>
        <text:list-item>
          <text:p text:style-name="P3">AOP logging (annotation)</text:p>
          <text:p text:style-name="P3"/>
        </text:list-item>
        <text:list-item>
          <text:p text:style-name="P3">Google authentication (if possible)</text:p>
        </text:list-item>
        <text:list-item>
          <text:p text:style-name="P3">AngularJS</text:p>
        </text:list-item>
        <text:list-item>
          <text:p text:style-name="P3">Internationaliz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Posadas</meta:initial-creator>
    <meta:creation-date>2015-11-07T15:30:33.336462522</meta:creation-date>
    <dc:date>2015-11-07T15:38:14.371128205</dc:date>
    <dc:creator>Francisco Posadas</dc:creator>
    <meta:editing-duration>PT7M40S</meta:editing-duration>
    <meta:editing-cycles>2</meta:editing-cycles>
    <meta:generator>LibreOffice/4.4.3.2$Linux_X86_64 LibreOffice_project/40m0$Build-2</meta:generator>
    <meta:document-statistic meta:table-count="0" meta:image-count="0" meta:object-count="0" meta:page-count="1" meta:paragraph-count="11" meta:word-count="34" meta:character-count="211" meta:non-whitespace-character-count="197"/>
  </office:meta>
</office:document-meta>
</file>